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Windows 11</text:p>
      <text:p text:style-name="Normalny">Microsoft Visual Studio 2022</text:p>
      <text:p text:style-name="Normalny">C#</text:p>
      <text:p text:style-name="Normalny">Androi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MS Gothic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MS Gothic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MS Gothic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MS Gothic" style:font-name-complex="Times New Roman" fo:color="#272727"/>
    </style:style>
    <style:style style:name="TytułZnak" style:display-name="Tytuł Znak" style:family="text" style:parent-style-name="Domyślnaczcionkaakapitu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PodtytułZnak" style:display-name="Podtytuł Znak" style:family="text" style:parent-style-name="Domyślnaczcionkaakapitu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Podtytuł" style:display-name="Podtytuł" style:family="paragraph" style:parent-style-name="Normalny" style:next-style-name="Normalny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kub Pietruch</meta:initial-creator>
    <dc:creator>Jakub Pietruch</dc:creator>
    <meta:creation-date>2025-01-02T16:57:00Z</meta:creation-date>
    <dc:date>2025-01-02T16:57:00Z</dc:date>
    <meta:template xlink:href="Normal.dotm" xlink:type="simple"/>
    <meta:editing-cycles>1</meta:editing-cycles>
    <meta:editing-duration>PT0S</meta:editing-duration>
    <meta:document-statistic meta:page-count="1" meta:paragraph-count="1" meta:word-count="7" meta:character-count="50" meta:row-count="1" meta:non-whitespace-character-count="44"/>
  </office:meta>
</office:document-meta>
</file>